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Math TeX Gyre" svg:font-family="'DejaVu Math TeX Gyre'"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break-before="page"/>
      <style:text-properties officeooo:rsid="00041dc0" officeooo:paragraph-rsid="00041dc0"/>
    </style:style>
    <style:style style:name="P2" style:family="paragraph" style:parent-style-name="Heading_20_2">
      <style:paragraph-properties fo:break-before="page"/>
    </style:style>
    <style:style style:name="P3" style:family="paragraph" style:parent-style-name="Heading_20_2">
      <style:paragraph-properties fo:break-before="page"/>
      <style:text-properties officeooo:rsid="00041dc0" officeooo:paragraph-rsid="00041dc0"/>
    </style:style>
    <style:style style:name="P4" style:family="paragraph" style:parent-style-name="Heading_20_2">
      <style:paragraph-properties fo:break-before="page"/>
      <style:text-properties officeooo:rsid="00046eed" officeooo:paragraph-rsid="00046eed"/>
    </style:style>
    <style:style style:name="P5" style:family="paragraph" style:parent-style-name="Text_20_body">
      <style:text-properties officeooo:rsid="00041dc0" officeooo:paragraph-rsid="00041dc0"/>
    </style:style>
    <style:style style:name="P6" style:family="paragraph" style:parent-style-name="Text_20_body">
      <style:text-properties officeooo:paragraph-rsid="00041dc0"/>
    </style:style>
    <style:style style:name="P7" style:family="paragraph" style:parent-style-name="Text_20_body">
      <style:text-properties style:font-name="DejaVu Sans" officeooo:rsid="00023fd7" officeooo:paragraph-rsid="00023fd7"/>
    </style:style>
    <style:style style:name="P8" style:family="paragraph" style:parent-style-name="Text_20_body" style:list-style-name="L1">
      <style:text-properties style:font-name="DejaVu Sans" officeooo:rsid="00023fd7" officeooo:paragraph-rsid="00023fd7"/>
    </style:style>
    <style:style style:name="P9" style:family="paragraph" style:parent-style-name="Text_20_body">
      <style:text-properties style:font-name="DejaVu Sans" officeooo:rsid="00041dc0" officeooo:paragraph-rsid="00041dc0"/>
    </style:style>
    <style:style style:name="P10" style:family="paragraph" style:parent-style-name="Text_20_body">
      <style:text-properties style:font-name="DejaVu Sans" officeooo:rsid="00045f8b" officeooo:paragraph-rsid="00045f8b"/>
    </style:style>
    <style:style style:name="P11" style:family="paragraph" style:parent-style-name="Text_20_body">
      <style:paragraph-properties fo:margin-left="0.4925in" fo:text-indent="0in" style:auto-text-indent="false"/>
      <style:text-properties style:font-name="DejaVu Sans" officeooo:rsid="00045f8b" officeooo:paragraph-rsid="00045f8b"/>
    </style:style>
    <style:style style:name="P12" style:family="paragraph" style:parent-style-name="Text_20_body">
      <style:text-properties officeooo:rsid="00046eed" officeooo:paragraph-rsid="00046eed"/>
    </style:style>
    <style:style style:name="P13" style:family="paragraph" style:parent-style-name="Text_20_body">
      <style:text-properties officeooo:rsid="00054dc9" officeooo:paragraph-rsid="00054dc9"/>
    </style:style>
    <style:style style:name="P14" style:family="paragraph" style:parent-style-name="Text_20_body">
      <style:text-properties officeooo:rsid="00072a01" officeooo:paragraph-rsid="00072a01"/>
    </style:style>
    <style:style style:name="P15" style:family="paragraph" style:parent-style-name="Text_20_body">
      <style:paragraph-properties fo:margin-left="0.4925in" fo:text-indent="0in" style:auto-text-indent="false"/>
      <style:text-properties officeooo:rsid="00072a01" officeooo:paragraph-rsid="00072a01"/>
    </style:style>
    <style:style style:name="P16" style:family="paragraph" style:parent-style-name="Text_20_body">
      <style:text-properties officeooo:rsid="0008be7b" officeooo:paragraph-rsid="0008be7b"/>
    </style:style>
    <style:style style:name="P17" style:family="paragraph" style:parent-style-name="Text_20_body">
      <style:paragraph-properties fo:break-before="page"/>
      <style:text-properties officeooo:rsid="0008be7b" officeooo:paragraph-rsid="0008be7b"/>
    </style:style>
    <style:style style:name="T1" style:family="text">
      <style:text-properties fo:font-weight="bold" style:font-weight-asian="bold" style:font-weight-complex="bold"/>
    </style:style>
    <style:style style:name="T2" style:family="text">
      <style:text-properties fo:font-weight="bold" officeooo:rsid="00045f8b" style:font-weight-asian="bold" style:font-weight-complex="bold"/>
    </style:style>
    <style:style style:name="T3" style:family="text">
      <style:text-properties officeooo:rsid="00041dc0"/>
    </style:style>
    <style:style style:name="T4" style:family="text">
      <style:text-properties officeooo:rsid="00045f8b"/>
    </style:style>
    <style:style style:name="T5" style:family="text">
      <style:text-properties officeooo:rsid="00046eed"/>
    </style:style>
    <style:style style:name="T6" style:family="text">
      <style:text-properties fo:font-weight="normal" style:font-weight-asian="normal" style:font-weight-complex="normal"/>
    </style:style>
    <style:style style:name="T7" style:family="text">
      <style:text-properties officeooo:rsid="00054dc9"/>
    </style:style>
    <style:style style:name="T8" style:family="text">
      <style:text-properties officeooo:rsid="00072a01"/>
    </style:style>
    <style:style style:name="T9" style:family="text">
      <style:text-properties officeooo:rsid="0008be7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INISHELL – MINIHELL!</text:p>
      <text:p text:style-name="Text_20_body"/>
      <text:p text:style-name="P7">Just finished minishell with elly, it took us 3 months and it was still pretty messy and had major issues. The project was pretty big and much depended on the initial steps like the tokenization and use of well defined structs and scopes.</text:p>
      <text:p text:style-name="P7">This text is to not only serve as record but also as a guide of sorts for anyone that whishes to do this project.</text:p>
      <text:p text:style-name="P7">I learned a lot during this project and many of the lessons where the ones I had neglected to learn before, some of them are:</text:p>
      <text:list text:style-name="L1">
        <text:list-item>
          <text:p text:style-name="P8"><text:span text:style-name="T1">Use structs for each major aspect </text:span>– I usually only employ structs when I find them necessary but that is sometimes too late.</text:p>
        </text:list-item>
        <text:list-item>
          <text:p text:style-name="P8"><text:span text:style-name="T1">Use the tools u where given –</text:span> I usually neglect learning how the allowed function work and what they are for, cuz I just figure that if they are that useful then the sources will tell me to use them, though this is usually when I already spent and hour or more on a workaround that is much worse.</text:p>
        </text:list-item>
        <text:list-item>
          <text:p text:style-name="P8"><text:span text:style-name="T1">Plan ahead or plan for going backwards</text:span> – <text:span text:style-name="T3">when u have big projects like this one its hard to know exactly what to do so instead its better to make sure that the pieces ur working are general and modular enough that if/when u have to go back u don’t need to change much.</text:span></text:p>
        </text:list-item>
      </text:list>
      <text:p text:style-name="P9">In my case I was able to somewhat avoid most pitfalls cuz I had a lot of input from people who had completed the project months ago.</text:p>
      <text:p text:style-name="P5"/>
      <text:h text:style-name="P1" text:outline-level="1">Parsing / Tokenization</text:h>
      <text:p text:style-name="P6"/>
      <text:p text:style-name="P9">Parsing means spliting the data into its unit blocks in the case of minishell its essentially spliting into meaningfull units of primary data.</text:p>
      <text:p text:style-name="P9">So at first the data is a string of ASCII char and we need to split it, the first part is splitting using the spaces as divisors however spaces are to be ignored if they are inside quotes. So:</text:p>
      <text:p text:style-name="P9">prompt#<text:span text:style-name="T4">_____</text:span>echo<text:span text:style-name="T4">____</text:span>hello<text:span text:style-name="T4">________</text:span>world<text:span text:style-name="T4">__</text:span>‘this<text:span text:style-name="T4">_</text:span>is<text:span text:style-name="T4">_</text:span>a<text:span text:style-name="T4">_</text:span>space_’<text:span text:style-name="T4">_</text:span>“this<text:span text:style-name="T4">_</text:span>is<text:span text:style-name="T4">_</text:span>another [_] ”here,<text:span text:style-name="T4">_</text:span>two ‘__’ </text:p>
      <text:p text:style-name="P9">tokens = {echo} {hello} {world} {this is a space_} {his is another [_]} {here} {two} {__}</text:p>
      <text:p text:style-name="P9">so strings and quoted strings are the first thing we must capture, the second one are the comtrol operators or cop these are {|} pipe and {&lt;&lt; 123} {&gt;&gt; 123} {&lt; 123} {&gt; 123} redirects, these only cound as cop if not quoted and can be next to any other character so “|&lt;&lt;123” and </text:p>
      <text:p text:style-name="P9">“&lt;&lt; <text:s text:c="5"/>123 &gt; 123” are all aceptable.</text:p>
      <text:p text:style-name="P9">So after tokenizing one should have splited the input into strings, quoted strings, and cops</text:p>
      <text:p text:style-name="P9">this step is rather easy its we mostly just need to traverse the line and respect the quotes, and in my case I use a list to keep all of the tokens.</text:p>
      <text:h text:style-name="P3" text:outline-level="2">Command struct</text:h>
      <text:p text:style-name="P5"/>
      <text:p text:style-name="P9">The basic syntax of a bash input line is:</text:p>
      <text:p text:style-name="P9"><text:span text:style-name="T1">cmd </text:span><text:span text:style-name="T2">params </text:span><text:span text:style-name="T1">redirections | cmd </text:span><text:span text:style-name="T2">params </text:span><text:span text:style-name="T1">redirections</text:span>, actually the the redirs can come before or after the command, <text:span text:style-name="T4">and its one command per pipe, the pipe allows us to link many commandsa and redirect the output of cmd n to the input of cmd n + 1.</text:span></text:p>
      <text:p text:style-name="P11">I made a struct to hold the cmd, I gave it filds such as :</text:p>
      <text:p text:style-name="P11">char *n(name);</text:p>
      <text:p text:style-name="P11">char *path;</text:p>
      <text:p text:style-name="P11">char **params</text:p>
      <text:p text:style-name="P11">token *redirs;</text:p>
      <text:p text:style-name="P11">cmd *next;</text:p>
      <text:p text:style-name="P10">Later I added to it here and there.</text:p>
      <text:p text:style-name="P10">I considered the | (pipe) as a tipe of cmd that way they where ass on the same lvl. So now that I had this sctruct I could execute things right ?! Nope, I needed two more things, the char *path and the char **envp, and here is where some of those lessons where learned, for starters I needed to envp to make path since the path that ws to be constructed would need to use the PATH environment var (env) and the envs could be obtained by using the param envp in main [main(int ac, char **av, char **envp)], then I just needed to make a function that would:</text:p>
      <text:p text:style-name="P10"><text:tab/><text:span text:style-name="T5">s</text:span>plit PATH into its parts divided by :</text:p>
      <text:p text:style-name="P10"><text:tab/>join the cmd→n whit each of the paths</text:p>
      <text:p text:style-name="P10"><text:tab/>test if the path is valid using acess</text:p>
      <text:p text:style-name="P10"><text:tab/>If its valid copy it to cmd→path,</text:p>
      <text:p text:style-name="P10">now that we have path, params, and envp we can execute stuff using execve.</text:p>
      <text:p text:style-name="P10"/>
      <text:h text:style-name="P4" text:outline-level="2">Pipe and execution line</text:h>
      <text:p text:style-name="P12"/>
      <text:p text:style-name="P12">The way we would execute a single command line like,<text:span text:style-name="T1"> cmd params redirs </text:span><text:span text:style-name="T6">is usually we would execute the redirs since they are essentially just, open the file given then dup2 stdin or stdout then u execute using execve or the builtin functions for builtin cmd and then after the end of execution we restore the fd.</text:span></text:p>
      <text:p text:style-name="P12"><text:span text:style-name="T6">One thing I learned is that redirs can actually perform without a cmd, meaning we can redirect nothing but it must go to something even if that something dosent exist.</text:span></text:p>
      <text:p text:style-name="P12"><text:span text:style-name="T6">So we first perform redirs if any and then execute the cmd if any the restore the fd, luckly restoring can be done even if they where never modified.</text:span></text:p>
      <text:p text:style-name="P12"><text:span text:style-name="T6">So pipe is really just doing this on the parts of the input. The only diference being that we need before anything else dup2 stdout of part n to stdin of part n + 1 and dup stdout of part n + 1 to stdin of part n + 2, this means that unless a redir comes and changes that the output of cmd n will be the input of cmd n + 1.</text:span></text:p>
      <text:p text:style-name="P12"><text:span text:style-name="T6">this is how I had envisoned it but there where quite a few corrections and bumps on the way.</text:span></text:p>
      <text:p text:style-name="P13"><text:span text:style-name="T6">One thing I had to <text:s/>change was the execution sequence, I thought that the cmds executed in sequence wainting for the previous one to end executing, but later I found that actually execution happens in parallel, this was a little tricky to implement because I had already based much on that assumption and this is actually where my last big bug issue is.</text:span></text:p>
      <text:p text:style-name="P13"><text:span text:style-name="T6"/></text:p>
      <text:h text:style-name="P2" text:outline-level="2">Export, en<text:span text:style-name="T7">v, unset</text:span></text:h>
      <text:p text:style-name="P13"/>
      <text:p text:style-name="P13">Most of the other builtins are pretty simple and we only need to use a few functions to get the result, but things are a lil diff with there 3.</text:p>
      <text:p text:style-name="P13">We had to handle our own envs separate from the ones of bash, basically we had to copy the envs from bash and handle them ourselves.</text:p>
      <text:p text:style-name="P13">The first task was being able to add, modify and delete them, se used a list for this effect since it is easier to perform these tasks on a list, but since execve needs the envs as a char ** we had to make a function that converted from list to char **.</text:p>
      <text:p text:style-name="P13">One major thing that needed to be adressed whe it came to envs was expansion mainly that we had used a large fixed size for the max size of and env which meant that very large values would not be supported, this is important, we really need to <text:s/><text:span text:style-name="T8">check the size of the env value v=so we cal allocate accordingly.</text:span></text:p>
      <text:p text:style-name="P14">Another important small thing is to expand envs before everything else.So yeah as long as the value size isnt fixed and its able to support declarations such as the ones bellow then it should be fine</text:p>
      <text:p text:style-name="P14"><text:tab/>export test=$PATH</text:p>
      <text:p text:style-name="P15">export test=”$test $test”</text:p>
      <text:p text:style-name="P15">export test=”$test $test”</text:p>
      <text:p text:style-name="P15">export test=”$test $test”</text:p>
      <text:p text:style-name="P14">the other stuff like that tehre is a diff between anenv having ti value or having and empty string as value or that envs with no value arent shown by env but appear in export, this is small stuff.</text:p>
      <text:p text:style-name="P14"/>
      <text:h text:style-name="P2" text:outline-level="2">Signals,<text:span text:style-name="T8"> exit status, </text:span><text:span text:style-name="T9">and error messages</text:span></text:h>
      <text:p text:style-name="Text_20_body"/>
      <text:p text:style-name="P14">A major aspect of this project was using signals and a proper exit status, the exit status is the integer value between 0-255 that bash uses to tell us what happen during the last cmd execution, 0 is for success and everything else is for diff errors, this is important because if something goes wrong we need to know what and where and this code is used for that.</text:p>
      <text:p text:style-name="P16">The signals are supossed to emulate the way they work on bash but meaing they must be interpreted a little differently, like sigint cant just kill the process and it definitly shouldn’t have leaks or segfautlts meaning u must handle the signal at every step of ur programs execution loop.</text:p>
      <text:p text:style-name="P16">For signal we really just had to make a few costum handlers that where acivated at each step of execution and we used a single global variable to we could now what was the signal that was last sent ans update the exit status accordingly. </text:p>
      <text:p text:style-name="P16">One small thing I saw the need to do was to make a ft_perror function that returned witb and message on stderror and a number so I could return from a functio a number and print and error message at the same time, a step up from this is to modify a copy of ft_printf so we can have an ft_dprintf so we can print more elaborate messages, im currently working on this.</text:p>
      <text:p text:style-name="P16">One big problem I had was that I was printing pretty much all of my error messages myself, and though this is necessary for my builtints for binaries and syscall there was no need, what I should have used was the global variable errno, this is a variable that is set to an error code whit a corresponding mnessage by these functions thus I save myself the hassle I just need to check if the return is not 0 and then strerror(errno), I whished I had done it like this from the start.</text:p>
      <text:p text:style-name="P17"/>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Math TeX Gyre" svg:font-family="'DejaVu Math TeX Gyre'"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5T17:03:26.546606729</meta:creation-date>
    <dc:date>2025-03-25T18:53:33.002436793</dc:date>
    <meta:editing-duration>PT1M57S</meta:editing-duration>
    <meta:editing-cycles>1</meta:editing-cycles>
    <meta:document-statistic meta:table-count="0" meta:image-count="0" meta:object-count="0" meta:page-count="7" meta:paragraph-count="57" meta:word-count="1566" meta:character-count="8191" meta:non-whitespace-character-count="6666"/>
    <meta:generator>LibreOffice/24.2.7.2$Linux_X86_64 LibreOffice_project/420$Build-2</meta:generator>
  </office:meta>
</office:document-meta>
</file>